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68cm"/>
    </style:style>
    <style:style style:name="co2" style:family="table-column">
      <style:table-column-properties fo:break-before="auto" style:column-width="3.5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>
            <text:p>&amp;P347358 = OECT 15, 01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#project: obta</text:p>
          </table:table-cell>
          <table:table-cell table:number-columns-repeated="1023"/>
        </table:table-row>
        <table:table-row table:style-name="ro1">
          <table:table-cell office:value-type="string">
            <text:p>#atf: lang akk-x-oldbab</text:p>
          </table:table-cell>
          <table:table-cell table:number-columns-repeated="1023"/>
        </table:table-row>
        <table:table-row table:style-name="ro1">
          <table:table-cell office:value-type="string">
            <text:p>#atf: use unicode</text:p>
          </table:table-cell>
          <table:table-cell table:number-columns-repeated="1023"/>
        </table:table-row>
        <table:table-row table:style-name="ro1">
          <table:table-cell office:value-type="string">
            <text:p>#atf: use legacy</text:p>
          </table:table-cell>
          <table:table-cell table:number-columns-repeated="1023"/>
        </table:table-row>
        <table:table-row table:style-name="ro1">
          <table:table-cell office:value-type="string">
            <text:p>#atf: use math</text:p>
          </table:table-cell>
          <table:table-cell table:number-columns-repeated="1023"/>
        </table:table-row>
        <table:table-row table:style-name="ro1">
          <table:table-cell office:value-type="string">
            <text:p>#atf: use mylin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# Ashmolean 1922.286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@tablet</text:p>
          </table:table-cell>
          <table:table-cell table:number-columns-repeated="1023"/>
        </table:table-row>
        <table:table-row table:style-name="ro1">
          <table:table-cell office:value-type="string">
            <text:p>@obverse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$ start of obverse missing</text:p>
          </table:table-cell>
          <table:table-cell table:number-columns-repeated="1023"/>
        </table:table-row>
        <table:table-row table:style-name="ro1">
          <table:table-cell office:value-type="string">
            <text:p>1'.</text:p>
          </table:table-cell>
          <table:table-cell table:number-columns-repeated="3" office:value-type="string">
            <text:p>[...]</text:p>
          </table:table-cell>
          <table:table-cell office:value-type="string">
            <text:p>[...] x $GU $LA? [...]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table:number-columns-repeated="3" office:value-type="string">
            <text:p>u; </text:p>
          </table:table-cell>
          <table:table-cell office:value-type="string">
            <text:p>u; u; u; u; u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2'.</text:p>
          </table:table-cell>
          <table:table-cell table:number-columns-repeated="3" office:value-type="string">
            <text:p>[...]</text:p>
          </table:table-cell>
          <table:table-cell office:value-type="string">
            <text:p>x-ra-am ⸢šar⸣-ru-tam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table:number-columns-repeated="3" office:value-type="string">
            <text:p>u; </text:p>
          </table:table-cell>
          <table:table-cell office:value-type="string">
            <text:p>u; X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3'.</text:p>
          </table:table-cell>
          <table:table-cell table:number-columns-repeated="3" office:value-type="string">
            <text:p>[...]</text:p>
          </table:table-cell>
          <table:table-cell office:value-type="string">
            <text:p>ŠUKU LÚ-{d}EN.KI.KA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table:number-columns-repeated="3" office:value-type="string">
            <text:p>u; </text:p>
          </table:table-cell>
          <table:table-cell office:value-type="string">
            <text:p>+šukūsu[subsistence (field)]N$šukūs; +Awil-Ea[]PN$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4'.</text:p>
          </table:table-cell>
          <table:table-cell table:number-columns-repeated="3" office:value-type="string">
            <text:p>[...]</text:p>
          </table:table-cell>
          <table:table-cell office:value-type="string">
            <text:p>ŠUKU ma-an-nu-um-ki-ma-{d}SUEN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table:number-columns-repeated="3" office:value-type="string">
            <text:p>u; </text:p>
          </table:table-cell>
          <table:table-cell office:value-type="string">
            <text:p>šukūs[subsistence (field)]N; +Mannum-kima-Sin[]PN$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5'.</text:p>
          </table:table-cell>
          <table:table-cell table:number-columns-repeated="3" office:value-type="string">
            <text:p>[...]</text:p>
          </table:table-cell>
          <table:table-cell office:value-type="string">
            <text:p>[...] ENSI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table:number-columns-repeated="3" office:value-type="string">
            <text:p>u; </text:p>
          </table:table-cell>
          <table:table-cell office:value-type="string">
            <text:p>U; +šāʾilu[asker//dream interpreter]N'N$šāʾilum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6'.</text:p>
          </table:table-cell>
          <table:table-cell table:number-columns-repeated="2" office:value-type="string">
            <text:p>[(...)]</text:p>
          </table:table-cell>
          <table:table-cell office:value-type="string">
            <text:p>[...]</text:p>
          </table:table-cell>
          <table:table-cell office:value-type="string">
            <text:p>⸢ŠUKU⸣ <text:s/>É-IGI.DU₈-ŠUM{ki}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table:number-columns-repeated="3" office:value-type="string">
            <text:p>u; </text:p>
          </table:table-cell>
          <table:table-cell office:value-type="string">
            <text:p>šukūs[subsistence (field)]N; +Bit-tamartišu[]SN$Bit-tamartišum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7'.</text:p>
          </table:table-cell>
          <table:table-cell table:number-columns-repeated="2" office:value-type="string">
            <text:p>[...]</text:p>
          </table:table-cell>
          <table:table-cell office:value-type="string" table:number-columns-spanned="2" table:number-rows-spanned="1">
            <text:p>[...] A.ŠÀ ZI har-pu-um</text:p>
          </table:table-cell>
          <table:covered-table-cell/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table:number-columns-repeated="2" office:value-type="string">
            <text:p>u; </text:p>
          </table:table-cell>
          <table:table-cell office:value-type="string" table:number-columns-spanned="2" table:number-rows-spanned="1">
            <text:p>u; eqel[field]N; +nishu[extract(ion)//stubble]N'N$nishum; +harpu[early]AJ$harpum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8'.</text:p>
          </table:table-cell>
          <table:table-cell table:number-columns-repeated="2" office:value-type="string">
            <text:p>[...]</text:p>
          </table:table-cell>
          <table:table-cell office:value-type="string" table:number-columns-spanned="2" table:number-rows-spanned="1">
            <text:p>[...] zi-kir-ì-lí-šu ù É-IGI.DU₈-ŠUM{ki}</text:p>
          </table:table-cell>
          <table:covered-table-cell/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table:number-columns-repeated="2" office:value-type="string">
            <text:p>u; </text:p>
          </table:table-cell>
          <table:table-cell office:value-type="string" table:number-columns-spanned="2" table:number-rows-spanned="1">
            <text:p>u; Zikir-ilišu[1]PN; u[and]CNJ; Bit-tamartišum[1]SN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9'.</text:p>
          </table:table-cell>
          <table:table-cell office:value-type="string">
            <text:p>[...]</text:p>
          </table:table-cell>
          <table:table-cell office:value-type="string">
            <text:p>⸢2(U) &lt;GUR&gt;⸣</text:p>
          </table:table-cell>
          <table:table-cell/>
          <table:table-cell office:value-type="string">
            <text:p>KI-2 ŠUKU É-IGI.DU₈-ŠUM{ki}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office:value-type="string">
            <text:p>u; </text:p>
          </table:table-cell>
          <table:table-cell office:value-type="string">
            <text:p>n; kur[unit]N; </text:p>
          </table:table-cell>
          <table:table-cell/>
          <table:table-cell office:value-type="string">
            <text:p>n; šukūs[subsistence (field)]N; Bit-tamartišum[1]SN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0'.</text:p>
          </table:table-cell>
          <table:table-cell office:value-type="string">
            <text:p>3(IKU){ganá}</text:p>
          </table:table-cell>
          <table:table-cell office:value-type="string">
            <text:p>1(U) &lt;GUR&gt;</text:p>
          </table:table-cell>
          <table:table-cell office:value-type="string">
            <text:p>1(IKU){gana₂}</text:p>
          </table:table-cell>
          <table:table-cell office:value-type="string">
            <text:p>APIN <text:s/>ip-qú-{d}ÌR.RA RÁ.GAB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</text:p>
          </table:table-cell>
          <table:table-cell office:value-type="string">
            <text:p>n; kur[unit]N; </text:p>
          </table:table-cell>
          <table:table-cell office:value-type="string">
            <text:p>n; </text:p>
          </table:table-cell>
          <table:table-cell office:value-type="string">
            <text:p>mērešti[cultivated field]N; +Ipqu-Irra[]PN$; +rakbu[mounted messenger]N$rakbim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1'.</text:p>
          </table:table-cell>
          <table:table-cell office:value-type="string">
            <text:p>2(EŠE₃) 3(IKU)</text:p>
          </table:table-cell>
          <table:table-cell office:value-type="string">
            <text:p>2(U) &lt;GUR&gt;</text:p>
          </table:table-cell>
          <table:table-cell office:value-type="string">
            <text:p>4(IKU){gana₂}</text:p>
          </table:table-cell>
          <table:table-cell office:value-type="string">
            <text:p>APIN zi-kir-ì-lí-šu ù E₂-IGI.DU₈.BI 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n; </text:p>
          </table:table-cell>
          <table:table-cell office:value-type="string">
            <text:p>n; kur[unit]N; </text:p>
          </table:table-cell>
          <table:table-cell office:value-type="string">
            <text:p>n; </text:p>
          </table:table-cell>
          <table:table-cell office:value-type="string">
            <text:p>mērešti[cultivated field]N; Zikir-ilišu[1]PN; u[and]CNJ; +Bit-tamartišu[]SN$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2'.</text:p>
          </table:table-cell>
          <table:table-cell office:value-type="string">
            <text:p>1(BUR₃) 1(EŠE₃) 3(IKU)</text:p>
          </table:table-cell>
          <table:table-cell office:value-type="string">
            <text:p>3(U) &lt;GUR&gt;</text:p>
          </table:table-cell>
          <table:table-cell/>
          <table:table-cell office:value-type="string">
            <text:p>APIN i-din-{d}SUEN DUMU a-ap-pa-a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n; n; </text:p>
          </table:table-cell>
          <table:table-cell office:value-type="string">
            <text:p>n; kur[unit]N; </text:p>
          </table:table-cell>
          <table:table-cell/>
          <table:table-cell office:value-type="string">
            <text:p>mērešti[cultivated field]N; Iddin-Sin[1]PN; mār[son]N; +Appaya[]PN$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3'.</text:p>
          </table:table-cell>
          <table:table-cell office:value-type="string">
            <text:p>2(EŠE₃) 3(IKU)</text:p>
          </table:table-cell>
          <table:table-cell office:value-type="string">
            <text:p>2(U) &lt;GUR&gt;</text:p>
          </table:table-cell>
          <table:table-cell office:value-type="string">
            <text:p>1(EŠE₃){gana₂}</text:p>
          </table:table-cell>
          <table:table-cell office:value-type="string">
            <text:p>APIN a-hu-um ENSÍ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n; </text:p>
          </table:table-cell>
          <table:table-cell office:value-type="string">
            <text:p>n; kur[unit]N; </text:p>
          </table:table-cell>
          <table:table-cell office:value-type="string">
            <text:p>n; </text:p>
          </table:table-cell>
          <table:table-cell office:value-type="string">
            <text:p>mērešti[cultivated field]N; +Ahum[]PN$; +iššiakku[city-ruler//(a class of farmer)]N'N$iššiakkim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4'.</text:p>
          </table:table-cell>
          <table:table-cell office:value-type="string">
            <text:p>2(EŠE₃){gana₂}</text:p>
          </table:table-cell>
          <table:table-cell office:value-type="string">
            <text:p>2(U) &lt;GUR&gt;</text:p>
          </table:table-cell>
          <table:table-cell office:value-type="string">
            <text:p>1(BUR₃) 1(EŠE₃){gana₂}</text:p>
          </table:table-cell>
          <table:table-cell office:value-type="string">
            <text:p>APIN <text:s/>ma-ṣi-a-am-ì-lí ENSÍ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</text:p>
          </table:table-cell>
          <table:table-cell office:value-type="string">
            <text:p>n; kur[unit]N; </text:p>
          </table:table-cell>
          <table:table-cell office:value-type="string">
            <text:p>n; n; </text:p>
          </table:table-cell>
          <table:table-cell office:value-type="string">
            <text:p>mērešti[cultivated field]N; +Maṣiam-ili[]PN$; +iššiakku[city-ruler//(a class of farmer)]N'N$iššiakkim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5'.</text:p>
          </table:table-cell>
          <table:table-cell table:number-columns-repeated="2"/>
          <table:table-cell office:value-type="string" table:number-columns-spanned="2" table:number-rows-spanned="1">
            <text:p>ŠÀ ŠUKU gi-mil-{d}UTU RÁ.GAB</text:p>
          </table:table-cell>
          <table:covered-table-cell/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table:number-columns-repeated="2"/>
          <table:table-cell office:value-type="string" table:number-columns-spanned="2" table:number-rows-spanned="1">
            <text:p>ina[in]PRP$ina&amp;libbu[interior]N$libbi; šukūs[subsistence (field)]N; +Gimil-Šamaš[]PN$; rakbim[mounted messenger]N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6'.</text:p>
          </table:table-cell>
          <table:table-cell office:value-type="string">
            <text:p>4(IKU){gana₂}</text:p>
          </table:table-cell>
          <table:table-cell office:value-type="string">
            <text:p>1(U) &lt;GUR&gt;</text:p>
          </table:table-cell>
          <table:table-cell office:value-type="string">
            <text:p>5(IKU){gana₂}</text:p>
          </table:table-cell>
          <table:table-cell office:value-type="string">
            <text:p>šu-mu-um-li-ib-ši GAL UGULA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</text:p>
          </table:table-cell>
          <table:table-cell office:value-type="string">
            <text:p>n; kur[unit]N; </text:p>
          </table:table-cell>
          <table:table-cell office:value-type="string">
            <text:p>n; </text:p>
          </table:table-cell>
          <table:table-cell office:value-type="string">
            <text:p>+Šumum-libši[]PN$; +rabû[big one//chief]N'N$rab; +waklu[overseer]N$waklī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7'.</text:p>
          </table:table-cell>
          <table:table-cell office:value-type="string">
            <text:p>3(IKU){gana₂}</text:p>
          </table:table-cell>
          <table:table-cell office:value-type="string">
            <text:p>1(U) &lt;GUR&gt;</text:p>
          </table:table-cell>
          <table:table-cell office:value-type="string">
            <text:p>1(IKU){gana₂}</text:p>
          </table:table-cell>
          <table:table-cell office:value-type="string">
            <text:p>ip-qú-{d}ÌR.RA RÁ.GAB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</text:p>
          </table:table-cell>
          <table:table-cell office:value-type="string">
            <text:p>n; kur[unit]N; </text:p>
          </table:table-cell>
          <table:table-cell office:value-type="string">
            <text:p>n; </text:p>
          </table:table-cell>
          <table:table-cell office:value-type="string">
            <text:p>Ipqu-Irra[1]PN; rakbim[mounted messenger]N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8'.</text:p>
          </table:table-cell>
          <table:table-cell office:value-type="string">
            <text:p>2(IKU){gana₂}</text:p>
          </table:table-cell>
          <table:table-cell office:value-type="string">
            <text:p>1(U) &lt;GUR&gt;</text:p>
          </table:table-cell>
          <table:table-cell office:value-type="string">
            <text:p>2(IKU) 1/2(IKU){gana₂}</text:p>
          </table:table-cell>
          <table:table-cell office:value-type="string">
            <text:p>$É $ME $ŠU $UL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</text:p>
          </table:table-cell>
          <table:table-cell office:value-type="string">
            <text:p>n; kur[unit]N; </text:p>
          </table:table-cell>
          <table:table-cell office:value-type="string">
            <text:p>n; n; </text:p>
          </table:table-cell>
          <table:table-cell office:value-type="string">
            <text:p>u; u; u; u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@reverse</text:p>
          </table:table-cell>
          <table:table-cell table:number-columns-repeated="1023"/>
        </table:table-row>
        <table:table-row table:style-name="ro1">
          <table:table-cell office:value-type="string">
            <text:p>1.</text:p>
          </table:table-cell>
          <table:table-cell office:value-type="string">
            <text:p>2(IKU){gana₂}</text:p>
          </table:table-cell>
          <table:table-cell office:value-type="string">
            <text:p>1(U) 5(AŠ) &lt;GUR&gt;</text:p>
          </table:table-cell>
          <table:table-cell office:value-type="string">
            <text:p>1(IKU){gana₂}</text:p>
          </table:table-cell>
          <table:table-cell office:value-type="string">
            <text:p>ap-lum MÁŠ.ŠU.GÍD.GÍD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</text:p>
          </table:table-cell>
          <table:table-cell office:value-type="string">
            <text:p>n; n; kur[unit]N; </text:p>
          </table:table-cell>
          <table:table-cell office:value-type="string">
            <text:p>n; </text:p>
          </table:table-cell>
          <table:table-cell office:value-type="string">
            <text:p>Aplum[1]PN; +bārû[diviner]N$bārûm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2.</text:p>
          </table:table-cell>
          <table:table-cell office:value-type="string">
            <text:p>1(IKU){gana₂}</text:p>
          </table:table-cell>
          <table:table-cell office:value-type="string">
            <text:p>1(U) &lt;GUR&gt;</text:p>
          </table:table-cell>
          <table:table-cell office:value-type="string">
            <text:p>1(IKU){gana₂}</text:p>
          </table:table-cell>
          <table:table-cell office:value-type="string">
            <text:p>el-me-šum ŠU.I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</text:p>
          </table:table-cell>
          <table:table-cell office:value-type="string">
            <text:p>n; kur[unit]N; </text:p>
          </table:table-cell>
          <table:table-cell office:value-type="string">
            <text:p>n; </text:p>
          </table:table-cell>
          <table:table-cell office:value-type="string">
            <text:p>+Elmešum[]PN$; +gallābu[barber]N$gallābum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3.</text:p>
          </table:table-cell>
          <table:table-cell office:value-type="string">
            <text:p>3(IKU){gana₂}</text:p>
          </table:table-cell>
          <table:table-cell office:value-type="string">
            <text:p>1(U) &lt;GUR&gt;</text:p>
          </table:table-cell>
          <table:table-cell/>
          <table:table-cell office:value-type="string">
            <text:p>{d}SUEN-pa-te-er ŠÀ.GU₄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</text:p>
          </table:table-cell>
          <table:table-cell office:value-type="string">
            <text:p>n; kur[unit]N; </text:p>
          </table:table-cell>
          <table:table-cell/>
          <table:table-cell office:value-type="string">
            <text:p>+Sin-pater[]PN$; +kuzillu[ox-driver]N$kuzillum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4.</text:p>
          </table:table-cell>
          <table:table-cell office:value-type="string">
            <text:p>2(IKU){gana₂}</text:p>
          </table:table-cell>
          <table:table-cell office:value-type="string">
            <text:p>2(U) &lt;GUR&gt;</text:p>
          </table:table-cell>
          <table:table-cell/>
          <table:table-cell office:value-type="string">
            <text:p>u-bar-{d}UTU UKU.UŠ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</text:p>
          </table:table-cell>
          <table:table-cell office:value-type="string">
            <text:p>n; kur[unit]N; </text:p>
          </table:table-cell>
          <table:table-cell/>
          <table:table-cell office:value-type="string">
            <text:p>Ubar-Šamaš[1]PN; rēdû[soldier]N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5.</text:p>
          </table:table-cell>
          <table:table-cell office:value-type="string">
            <text:p>3(IKU){gana₂}</text:p>
          </table:table-cell>
          <table:table-cell office:value-type="string">
            <text:p>3(U) &lt;GUR&gt;</text:p>
          </table:table-cell>
          <table:table-cell office:value-type="string">
            <text:p>ki-ma DUMU </text:p>
          </table:table-cell>
          <table:table-cell office:value-type="string">
            <text:p>li-lum DAM.GÀR DUMU? ENGAR AD.DA MAR.TU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</text:p>
          </table:table-cell>
          <table:table-cell office:value-type="string">
            <text:p>n; kur[unit]N; </text:p>
          </table:table-cell>
          <table:table-cell office:value-type="string">
            <text:p>kīma[instead of]PRP; mār[son]N; </text:p>
          </table:table-cell>
          <table:table-cell office:value-type="string">
            <text:p>+Lilum[]PN$; +tamkāru[merchant]N$tamkārum; +māru[son//member]N'N$mār; +ikkaru[farmer]N$ikkarī; +abu[father//sheikh]N'N$ab; +Amurru[Amorite]EN$Amurrim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6.</text:p>
          </table:table-cell>
          <table:table-cell office:value-type="string">
            <text:p>1(BUR₃) 1(IKU)</text:p>
          </table:table-cell>
          <table:table-cell office:value-type="string">
            <text:p>[...]</text:p>
          </table:table-cell>
          <table:table-cell/>
          <table:table-cell office:value-type="string">
            <text:p>APIN zi-kir-ì-lí-šu ù <text:s/>É.IGI.DU₈.BI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n; </text:p>
          </table:table-cell>
          <table:table-cell office:value-type="string">
            <text:p>u; </text:p>
          </table:table-cell>
          <table:table-cell/>
          <table:table-cell office:value-type="string">
            <text:p>mērešti[cultivated field]N; Zikir-ilišu[1]PN; u[and]CNJ; +Bit-tamartišu[]SN$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7.</text:p>
          </table:table-cell>
          <table:table-cell office:value-type="string">
            <text:p>1(BUR₃) 2(EŠE₃)</text:p>
          </table:table-cell>
          <table:table-cell office:value-type="string">
            <text:p>4(U) &lt;GUR&gt;</text:p>
          </table:table-cell>
          <table:table-cell/>
          <table:table-cell office:value-type="string">
            <text:p>APIN ni-id-nu-ša DAM.GÀR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n; </text:p>
          </table:table-cell>
          <table:table-cell office:value-type="string">
            <text:p>n; kur[unit]N; </text:p>
          </table:table-cell>
          <table:table-cell/>
          <table:table-cell office:value-type="string">
            <text:p>mērešti[cultivated field]N; +Nidnuša[]PN$; +tamkāru[merchant]N$tamkārim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8.</text:p>
          </table:table-cell>
          <table:table-cell office:value-type="string">
            <text:p>A.ŠÀ</text:p>
          </table:table-cell>
          <table:table-cell table:number-columns-repeated="2"/>
          <table:table-cell office:value-type="string">
            <text:p>kur-ri-tum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office:value-type="string">
            <text:p>+eqlu[field]N$eqlēt; </text:p>
          </table:table-cell>
          <table:table-cell table:number-columns-repeated="2"/>
          <table:table-cell office:value-type="string">
            <text:p>+Kurritum[]GN$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9.</text:p>
          </table:table-cell>
          <table:table-cell office:value-type="string">
            <text:p>1(IKU) 1/2(IKU){gana₂}</text:p>
          </table:table-cell>
          <table:table-cell office:value-type="string">
            <text:p>1(U) &lt;GUR&gt;</text:p>
          </table:table-cell>
          <table:table-cell/>
          <table:table-cell office:value-type="string">
            <text:p>KI-1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n; </text:p>
          </table:table-cell>
          <table:table-cell office:value-type="string">
            <text:p>n; kur[unit]N; </text:p>
          </table:table-cell>
          <table:table-cell/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0.</text:p>
          </table:table-cell>
          <table:table-cell office:value-type="string">
            <text:p>[...]{ganá}</text:p>
          </table:table-cell>
          <table:table-cell office:value-type="string">
            <text:p>2(U) &lt;GUR&gt;</text:p>
          </table:table-cell>
          <table:table-cell office:value-type="string">
            <text:p>$BI $KASKAL $DA</text:p>
          </table:table-cell>
          <table:table-cell office:value-type="string">
            <text:p>KI-2 ERIDU{ki}-li-wi-ir NU.GIŠ.KIRI₆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office:value-type="string">
            <text:p>u; </text:p>
          </table:table-cell>
          <table:table-cell office:value-type="string">
            <text:p>n; kur[unit]N; </text:p>
          </table:table-cell>
          <table:table-cell office:value-type="string">
            <text:p>u; u; u; </text:p>
          </table:table-cell>
          <table:table-cell office:value-type="string">
            <text:p>n; +Eridu-liwir[]PN$; +nukaribbu[gardener]N$nukaribbum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1.</text:p>
          </table:table-cell>
          <table:table-cell table:number-columns-repeated="2" office:value-type="string">
            <text:p>[...]</text:p>
          </table:table-cell>
          <table:table-cell office:value-type="string">
            <text:p>[...] x</text:p>
          </table:table-cell>
          <table:table-cell office:value-type="string">
            <text:p>zi-kir-ì-lí-šu ù i-din-{d}SUEN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table:number-columns-repeated="2" office:value-type="string">
            <text:p>u; </text:p>
          </table:table-cell>
          <table:table-cell office:value-type="string">
            <text:p>u; u; </text:p>
          </table:table-cell>
          <table:table-cell office:value-type="string">
            <text:p>Zikir-ilišu[1]PN; u[and]CNJ; Iddin-Sin[1]PN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2.</text:p>
          </table:table-cell>
          <table:table-cell table:number-columns-repeated="3" office:value-type="string">
            <text:p>[...]</text:p>
          </table:table-cell>
          <table:table-cell office:value-type="string">
            <text:p>⸢i⸣-din-{d}SUEN im-ta-ni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table:number-columns-repeated="3" office:value-type="string">
            <text:p>u; </text:p>
          </table:table-cell>
          <table:table-cell office:value-type="string">
            <text:p>Iddin-Sin[1]PN; X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$ rest of reverse missi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@translation parallel en project</text:p>
          </table:table-cell>
          <table:table-cell table:number-columns-repeated="1023"/>
        </table:table-row>
        <table:table-row table:style-name="ro1">
          <table:table-cell office:value-type="string">
            <text:p>@obvers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$ start of obverse missing</text:p>
          </table:table-cell>
          <table:table-cell table:number-columns-repeated="1023"/>
        </table:table-row>
        <table:table-row table:style-name="ro1">
          <table:table-cell office:value-type="string">
            <text:p>1'.</text:p>
          </table:table-cell>
          <table:table-cell table:number-columns-repeated="3" office:value-type="string">
            <text:p>[...]</text:p>
          </table:table-cell>
          <table:table-cell office:value-type="string">
            <text:p>[...] ... [...]</text:p>
          </table:table-cell>
          <table:table-cell table:number-columns-repeated="1019"/>
        </table:table-row>
        <table:table-row table:style-name="ro1">
          <table:table-cell office:value-type="string">
            <text:p>2'.</text:p>
          </table:table-cell>
          <table:table-cell table:number-columns-repeated="3" office:value-type="string">
            <text:p>[...]</text:p>
          </table:table-cell>
          <table:table-cell office:value-type="string">
            <text:p>...</text:p>
          </table:table-cell>
          <table:table-cell table:number-columns-repeated="1019"/>
        </table:table-row>
        <table:table-row table:style-name="ro1">
          <table:table-cell office:value-type="string">
            <text:p>3'.</text:p>
          </table:table-cell>
          <table:table-cell table:number-columns-repeated="3" office:value-type="string">
            <text:p>[...]</text:p>
          </table:table-cell>
          <table:table-cell office:value-type="string">
            <text:p>Awil-Ea's subsistence field</text:p>
          </table:table-cell>
          <table:table-cell table:number-columns-repeated="1019"/>
        </table:table-row>
        <table:table-row table:style-name="ro1">
          <table:table-cell office:value-type="string">
            <text:p>4'.</text:p>
          </table:table-cell>
          <table:table-cell table:number-columns-repeated="3" office:value-type="string">
            <text:p>[...]</text:p>
          </table:table-cell>
          <table:table-cell office:value-type="string">
            <text:p>Mannum-kima-Sin's subsistence field</text:p>
          </table:table-cell>
          <table:table-cell table:number-columns-repeated="1019"/>
        </table:table-row>
        <table:table-row table:style-name="ro1">
          <table:table-cell office:value-type="string">
            <text:p>5'.</text:p>
          </table:table-cell>
          <table:table-cell table:number-columns-repeated="3" office:value-type="string">
            <text:p>[...]</text:p>
          </table:table-cell>
          <table:table-cell office:value-type="string">
            <text:p>[...] the dream-interpreter</text:p>
          </table:table-cell>
          <table:table-cell table:number-columns-repeated="1019"/>
        </table:table-row>
        <table:table-row table:style-name="ro1">
          <table:table-cell office:value-type="string">
            <text:p>6'.</text:p>
          </table:table-cell>
          <table:table-cell table:number-columns-repeated="3" office:value-type="string">
            <text:p>[...]</text:p>
          </table:table-cell>
          <table:table-cell office:value-type="string">
            <text:p>@?subsistence field?@ of Bit-tamartišu </text:p>
          </table:table-cell>
          <table:table-cell table:number-columns-repeated="1019"/>
        </table:table-row>
        <table:table-row table:style-name="ro1">
          <table:table-cell office:value-type="string">
            <text:p>7'.</text:p>
          </table:table-cell>
          <table:table-cell table:number-columns-repeated="2" office:value-type="string">
            <text:p>[...]</text:p>
          </table:table-cell>
          <table:table-cell office:value-type="string" table:number-columns-spanned="2" table:number-rows-spanned="1">
            <text:p>[...] field, @?early stubble?@</text:p>
          </table:table-cell>
          <table:covered-table-cell/>
          <table:table-cell table:number-columns-repeated="1019"/>
        </table:table-row>
        <table:table-row table:style-name="ro1">
          <table:table-cell office:value-type="string">
            <text:p>8'.</text:p>
          </table:table-cell>
          <table:table-cell table:number-columns-repeated="2" office:value-type="string">
            <text:p>[...]</text:p>
          </table:table-cell>
          <table:table-cell office:value-type="string" table:number-columns-spanned="2" table:number-rows-spanned="1">
            <text:p>[...] Zikir-ilišu and Bit-tamartišu</text:p>
          </table:table-cell>
          <table:covered-table-cell/>
          <table:table-cell table:number-columns-repeated="1019"/>
        </table:table-row>
        <table:table-row table:style-name="ro1">
          <table:table-cell office:value-type="string">
            <text:p>9'.</text:p>
          </table:table-cell>
          <table:table-cell office:value-type="string">
            <text:p>[...]</text:p>
          </table:table-cell>
          <table:table-cell office:value-type="string">
            <text:p>20 @gur</text:p>
          </table:table-cell>
          <table:table-cell/>
          <table:table-cell office:value-type="string">
            <text:p>Second, subsistence field of Bit-tamartišu</text:p>
          </table:table-cell>
          <table:table-cell table:number-columns-repeated="1019"/>
        </table:table-row>
        <table:table-row table:style-name="ro1">
          <table:table-cell office:value-type="string">
            <text:p>10'.</text:p>
          </table:table-cell>
          <table:table-cell office:value-type="string">
            <text:p>3 @iku</text:p>
          </table:table-cell>
          <table:table-cell office:value-type="string">
            <text:p>10 @gur</text:p>
          </table:table-cell>
          <table:table-cell office:value-type="string">
            <text:p>1 @iku</text:p>
          </table:table-cell>
          <table:table-cell office:value-type="string">
            <text:p>Cultivated land of Ipqu-Irra, mounted messenger</text:p>
          </table:table-cell>
          <table:table-cell table:number-columns-repeated="1019"/>
        </table:table-row>
        <table:table-row table:style-name="ro1">
          <table:table-cell office:value-type="string">
            <text:p>11'.</text:p>
          </table:table-cell>
          <table:table-cell office:value-type="string">
            <text:p>15 @iku</text:p>
          </table:table-cell>
          <table:table-cell office:value-type="string">
            <text:p>20 @gur</text:p>
          </table:table-cell>
          <table:table-cell office:value-type="string">
            <text:p>4 @iku</text:p>
          </table:table-cell>
          <table:table-cell office:value-type="string">
            <text:p>Cultivated land of Zikir-ilišu and Bit-tamartišu</text:p>
          </table:table-cell>
          <table:table-cell table:number-columns-repeated="1019"/>
        </table:table-row>
        <table:table-row table:style-name="ro1">
          <table:table-cell office:value-type="string">
            <text:p>12'.</text:p>
          </table:table-cell>
          <table:table-cell office:value-type="string">
            <text:p>21 @iku</text:p>
          </table:table-cell>
          <table:table-cell office:value-type="string">
            <text:p>30 @gur</text:p>
          </table:table-cell>
          <table:table-cell/>
          <table:table-cell table:style-name="Default" office:value-type="string">
            <text:p>Cultivated land of Iddin-Sin, son of Appaya</text:p>
          </table:table-cell>
          <table:table-cell table:number-columns-repeated="1019"/>
        </table:table-row>
        <table:table-row table:style-name="ro1">
          <table:table-cell office:value-type="string">
            <text:p>13'.</text:p>
          </table:table-cell>
          <table:table-cell office:value-type="string">
            <text:p>15 @iku</text:p>
          </table:table-cell>
          <table:table-cell office:value-type="string">
            <text:p>20 @gur</text:p>
          </table:table-cell>
          <table:table-cell office:value-type="string">
            <text:p>6 @iku</text:p>
          </table:table-cell>
          <table:table-cell office:value-type="string">
            <text:p>Cultivated land of Ahum, @iššiakkum-farmer</text:p>
          </table:table-cell>
          <table:table-cell table:number-columns-repeated="1019"/>
        </table:table-row>
        <table:table-row table:style-name="ro1">
          <table:table-cell office:value-type="string">
            <text:p>14'.</text:p>
          </table:table-cell>
          <table:table-cell office:value-type="string">
            <text:p>12 @iku</text:p>
          </table:table-cell>
          <table:table-cell office:value-type="string">
            <text:p>20 @gur</text:p>
          </table:table-cell>
          <table:table-cell office:value-type="string">
            <text:p>24 @iku</text:p>
          </table:table-cell>
          <table:table-cell office:value-type="string">
            <text:p>Cultivated land of Maṣiam-ili, @iššiakkum-farmer</text:p>
          </table:table-cell>
          <table:table-cell table:number-columns-repeated="1019"/>
        </table:table-row>
        <table:table-row table:style-name="ro1">
          <table:table-cell office:value-type="string">
            <text:p>15'.</text:p>
          </table:table-cell>
          <table:table-cell table:number-columns-repeated="2"/>
          <table:table-cell office:value-type="string" table:number-columns-spanned="2" table:number-rows-spanned="1">
            <text:p>From the subsistence land of Gimil-Šamaš, mounted messenger</text:p>
          </table:table-cell>
          <table:covered-table-cell/>
          <table:table-cell table:number-columns-repeated="1019"/>
        </table:table-row>
        <table:table-row table:style-name="ro1">
          <table:table-cell office:value-type="string">
            <text:p>16'.</text:p>
          </table:table-cell>
          <table:table-cell office:value-type="string">
            <text:p>4 @iku</text:p>
          </table:table-cell>
          <table:table-cell office:value-type="string">
            <text:p>10 @gur</text:p>
          </table:table-cell>
          <table:table-cell office:value-type="string">
            <text:p>5 @iku</text:p>
          </table:table-cell>
          <table:table-cell office:value-type="string">
            <text:p>Šumum-libši, chief overseer</text:p>
          </table:table-cell>
          <table:table-cell table:number-columns-repeated="1019"/>
        </table:table-row>
        <table:table-row table:style-name="ro1">
          <table:table-cell office:value-type="string">
            <text:p>17'.</text:p>
          </table:table-cell>
          <table:table-cell office:value-type="string">
            <text:p>3 @iku</text:p>
          </table:table-cell>
          <table:table-cell office:value-type="string">
            <text:p>10 @gur</text:p>
          </table:table-cell>
          <table:table-cell office:value-type="string">
            <text:p>1 @iku</text:p>
          </table:table-cell>
          <table:table-cell office:value-type="string">
            <text:p>Ipqu-Irra, mounted messenger</text:p>
          </table:table-cell>
          <table:table-cell table:number-columns-repeated="1019"/>
        </table:table-row>
        <table:table-row table:style-name="ro1">
          <table:table-cell office:value-type="string">
            <text:p>18'.</text:p>
          </table:table-cell>
          <table:table-cell office:value-type="string">
            <text:p>2 @iku</text:p>
          </table:table-cell>
          <table:table-cell office:value-type="string">
            <text:p>10 @gur</text:p>
          </table:table-cell>
          <table:table-cell office:value-type="string">
            <text:p>2 1/2 @iku</text:p>
          </table:table-cell>
          <table:table-cell office:value-type="string">
            <text:p>...</text:p>
          </table:table-cell>
          <table:table-cell table:number-columns-repeated="1019"/>
        </table:table-row>
        <table:table-row table:style-name="ro1">
          <table:table-cell office:value-type="string">
            <text:p>@reverse</text:p>
          </table:table-cell>
          <table:table-cell table:number-columns-repeated="1023"/>
        </table:table-row>
        <table:table-row table:style-name="ro1">
          <table:table-cell office:value-type="string">
            <text:p>1.</text:p>
          </table:table-cell>
          <table:table-cell office:value-type="string">
            <text:p>2 @iku</text:p>
          </table:table-cell>
          <table:table-cell office:value-type="string">
            <text:p>15 @gur</text:p>
          </table:table-cell>
          <table:table-cell office:value-type="string">
            <text:p>1 @iku</text:p>
          </table:table-cell>
          <table:table-cell office:value-type="string">
            <text:p>Aplum, diviner</text:p>
          </table:table-cell>
          <table:table-cell table:number-columns-repeated="1019"/>
        </table:table-row>
        <table:table-row table:style-name="ro1">
          <table:table-cell office:value-type="string">
            <text:p>2.</text:p>
          </table:table-cell>
          <table:table-cell office:value-type="string">
            <text:p>1 @iku</text:p>
          </table:table-cell>
          <table:table-cell office:value-type="string">
            <text:p>10 @gur</text:p>
          </table:table-cell>
          <table:table-cell office:value-type="string">
            <text:p>1 @iku</text:p>
          </table:table-cell>
          <table:table-cell office:value-type="string">
            <text:p>Elmešum, barber</text:p>
          </table:table-cell>
          <table:table-cell table:number-columns-repeated="1019"/>
        </table:table-row>
        <table:table-row table:style-name="ro1">
          <table:table-cell office:value-type="string">
            <text:p>3.</text:p>
          </table:table-cell>
          <table:table-cell office:value-type="string">
            <text:p>3 @iku</text:p>
          </table:table-cell>
          <table:table-cell office:value-type="string">
            <text:p>10 @gur</text:p>
          </table:table-cell>
          <table:table-cell/>
          <table:table-cell office:value-type="string">
            <text:p>Sin-pater, ox-driver</text:p>
          </table:table-cell>
          <table:table-cell table:number-columns-repeated="1019"/>
        </table:table-row>
        <table:table-row table:style-name="ro1">
          <table:table-cell office:value-type="string">
            <text:p>4.</text:p>
          </table:table-cell>
          <table:table-cell office:value-type="string">
            <text:p>2 @iku</text:p>
          </table:table-cell>
          <table:table-cell office:value-type="string">
            <text:p>20 @gur</text:p>
          </table:table-cell>
          <table:table-cell/>
          <table:table-cell office:value-type="string">
            <text:p>Ubar-Šamaš, soldier</text:p>
          </table:table-cell>
          <table:table-cell table:number-columns-repeated="1019"/>
        </table:table-row>
        <table:table-row table:style-name="ro1">
          <table:table-cell office:value-type="string">
            <text:p>5.</text:p>
          </table:table-cell>
          <table:table-cell office:value-type="string">
            <text:p>3 @iku</text:p>
          </table:table-cell>
          <table:table-cell office:value-type="string">
            <text:p>30 @gur</text:p>
          </table:table-cell>
          <table:table-cell office:value-type="string">
            <text:p>instead of (his) son</text:p>
          </table:table-cell>
          <table:table-cell office:value-type="string">
            <text:p>Lilum, merchant, @?one of the farmers?@, Amorite sheikh</text:p>
          </table:table-cell>
          <table:table-cell table:number-columns-repeated="1019"/>
        </table:table-row>
        <table:table-row table:style-name="ro1">
          <table:table-cell office:value-type="string">
            <text:p>6.</text:p>
          </table:table-cell>
          <table:table-cell office:value-type="string">
            <text:p>19 @iku</text:p>
          </table:table-cell>
          <table:table-cell office:value-type="string">
            <text:p>[...]</text:p>
          </table:table-cell>
          <table:table-cell/>
          <table:table-cell office:value-type="string">
            <text:p>Cultivated land of Zikir-ilišu and Bit-tamartišu</text:p>
          </table:table-cell>
          <table:table-cell table:number-columns-repeated="1019"/>
        </table:table-row>
        <table:table-row table:style-name="ro1">
          <table:table-cell office:value-type="string">
            <text:p>7.</text:p>
          </table:table-cell>
          <table:table-cell office:value-type="string">
            <text:p>30 @iku</text:p>
          </table:table-cell>
          <table:table-cell office:value-type="string">
            <text:p>40 @gur</text:p>
          </table:table-cell>
          <table:table-cell/>
          <table:table-cell office:value-type="string">
            <text:p>Cultivated land of Nidnuša, merchant</text:p>
          </table:table-cell>
          <table:table-cell table:number-columns-repeated="1019"/>
        </table:table-row>
        <table:table-row table:style-name="ro1">
          <table:table-cell office:value-type="string">
            <text:p>8.</text:p>
          </table:table-cell>
          <table:table-cell office:value-type="string" table:number-columns-spanned="4" table:number-rows-spanned="1">
            <text:p>Field(s) of Kurritum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office:value-type="string">
            <text:p>9.</text:p>
          </table:table-cell>
          <table:table-cell office:value-type="string">
            <text:p>1 /2 @iku</text:p>
          </table:table-cell>
          <table:table-cell office:value-type="string">
            <text:p>10 @gur</text:p>
          </table:table-cell>
          <table:table-cell/>
          <table:table-cell office:value-type="string">
            <text:p>First</text:p>
          </table:table-cell>
          <table:table-cell table:number-columns-repeated="1019"/>
        </table:table-row>
        <table:table-row table:style-name="ro1">
          <table:table-cell office:value-type="string">
            <text:p>10.</text:p>
          </table:table-cell>
          <table:table-cell office:value-type="string">
            <text:p>[...] @iku</text:p>
          </table:table-cell>
          <table:table-cell office:value-type="string">
            <text:p>20 @gur</text:p>
          </table:table-cell>
          <table:table-cell/>
          <table:table-cell office:value-type="string">
            <text:p>Second, Eridu-liwir, gardener</text:p>
          </table:table-cell>
          <table:table-cell table:number-columns-repeated="1019"/>
        </table:table-row>
        <table:table-row table:style-name="ro1">
          <table:table-cell office:value-type="string">
            <text:p>11.</text:p>
          </table:table-cell>
          <table:table-cell table:number-columns-repeated="3" office:value-type="string">
            <text:p>[...]</text:p>
          </table:table-cell>
          <table:table-cell office:value-type="string">
            <text:p>Zikir-ilišu and Iddin-Sin</text:p>
          </table:table-cell>
          <table:table-cell table:number-columns-repeated="1019"/>
        </table:table-row>
        <table:table-row table:style-name="ro1">
          <table:table-cell office:value-type="string">
            <text:p>12.</text:p>
          </table:table-cell>
          <table:table-cell table:number-columns-repeated="3" office:value-type="string">
            <text:p>[...]</text:p>
          </table:table-cell>
          <table:table-cell office:value-type="string">
            <text:p>Iddin-Sin, ...</text:p>
          </table:table-cell>
          <table:table-cell table:number-columns-repeated="1019"/>
        </table:table-row>
        <table:table-row table:style-name="ro1">
          <table:table-cell office:value-type="string">
            <text:p>$ rest of reverse missing</text:p>
          </table:table-cell>
          <table:table-cell table:number-columns-repeated="1023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2">12/01/2013</text:date>, <text:time>22:22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15T16:46:12</meta:creation-date>
    <meta:editing-duration>PT02H25M06S</meta:editing-duration>
    <meta:editing-cycles>24</meta:editing-cycles>
    <meta:generator>NeoOffice/3.2.1$Unix OpenOffice.org_project/Patch 8</meta:generator>
    <meta:initial-creator>Eleanor Robson</meta:initial-creator>
    <dc:date>2013-01-12T22:22:44</dc:date>
    <dc:creator>Eleanor Robson</dc:creator>
    <meta:document-statistic meta:table-count="3" meta:cell-count="424" meta:object-count="0"/>
  </office:meta>
</office:document-meta>
</file>